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6a43a" officeooo:paragraph-rsid="023c862e" fo:background-color="transparent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6a43a" officeooo:paragraph-rsid="02481736" fo:background-color="transparent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6a43a" officeooo:paragraph-rsid="0254d6cb" fo:background-color="transparent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6a43a" officeooo:paragraph-rsid="023ae881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c862e" officeooo:paragraph-rsid="023c862e" fo:background-color="transparent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c862e" officeooo:paragraph-rsid="024faac2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d0ec2" officeooo:paragraph-rsid="025952b5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3d0ec2" officeooo:paragraph-rsid="025d7691" fo:background-color="transparent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5d7691" officeooo:paragraph-rsid="025952b5" fo:background-color="transparent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274c588" officeooo:paragraph-rsid="0274c588" fo:background-color="transparent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120c79e" officeooo:paragraph-rsid="029d9681" fo:background-color="transparent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1477c4a" officeooo:paragraph-rsid="01e6a8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27d2b1b" officeooo:paragraph-rsid="027c23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normal" fo:font-weight="normal" officeooo:rsid="0044d191" officeooo:paragraph-rsid="029d968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377444" officeooo:paragraph-rsid="01dbed4f" fo:background-color="#00000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0377444" officeooo:paragraph-rsid="025eccdb" fo:background-color="#000000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fo:font-weight="normal" officeooo:rsid="025d7691" officeooo:paragraph-rsid="025d7691" fo:background-color="#00000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italic" fo:font-weight="bold" officeooo:rsid="028dd74b" officeooo:paragraph-rsid="029a379f" fo:background-color="transparent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1e6a8e4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23c862e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28dd74b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1136e0" officeooo:paragraph-rsid="029d9681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0377444" officeooo:paragraph-rsid="029d9681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8pt" fo:font-style="italic" fo:font-weight="normal" officeooo:rsid="011f63ea" officeooo:paragraph-rsid="029d9681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22pt" fo:font-weight="bold" officeooo:rsid="0002a7c7" officeooo:paragraph-rsid="0011e9e9" style:font-size-asian="22pt" style:font-weight-asian="bold" style:font-size-complex="2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rsid="00377444" officeooo:paragraph-rsid="01815cda" fo:background-color="#000000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rsid="00377444" officeooo:paragraph-rsid="02caff6b" fo:background-color="#000000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rsid="02c960d3" officeooo:paragraph-rsid="02c960d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6pt" fo:font-weight="bold" officeooo:paragraph-rsid="0011e9e9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9pt" fo:font-style="normal" fo:font-weight="normal" officeooo:rsid="00377444" officeooo:paragraph-rsid="02caff6b" fo:background-color="#000000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11e9e9"/>
    </style:style>
    <style:style style:name="P32" style:family="paragraph" style:parent-style-name="Standard">
      <style:paragraph-properties fo:text-align="start" style:justify-single-word="false"/>
      <style:text-properties officeooo:paragraph-rsid="02b04f05"/>
    </style:style>
    <style:style style:name="P33" style:family="paragraph" style:parent-style-name="Text_20_body">
      <style:paragraph-properties fo:text-align="start" style:justify-single-word="false"/>
      <style:text-properties fo:font-variant="normal" fo:text-transform="none" style:font-name="Arial" fo:font-size="14pt" fo:font-style="normal" fo:font-weight="normal" officeooo:rsid="023d0ec2" officeooo:paragraph-rsid="025952b5" fo:background-color="transparent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Text_20_body">
      <style:paragraph-properties fo:text-align="start" style:justify-single-word="false"/>
      <style:text-properties fo:font-variant="normal" fo:text-transform="none" style:font-name="Arial" fo:font-size="14pt" fo:font-style="normal" fo:font-weight="normal" officeooo:rsid="01477c4a" officeooo:paragraph-rsid="01e6a8e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style:font-name="Arial" fo:font-size="9pt" fo:language="en" fo:country="GB" fo:font-style="normal" fo:font-weight="normal" officeooo:rsid="029bd770" officeooo:paragraph-rsid="02caff6b" fo:background-color="#000000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794cm" fo:text-align="start" style:justify-single-word="false" fo:text-indent="0cm" style:auto-text-indent="false" fo:background-color="transparent" fo:padding="0cm" fo:border="none"/>
      <style:text-properties fo:font-variant="normal" fo:text-transform="none" style:font-name="Arial1" fo:font-size="18pt" fo:language="en" fo:country="GB" fo:font-style="italic" fo:font-weight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style:font-name="Arial1" fo:font-size="18pt" fo:language="en" fo:country="GB" fo:font-style="italic" fo:font-weight="normal" officeooo:rsid="001136e0" officeooo:paragraph-rsid="028dd74b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bold" officeooo:rsid="027dee7d" officeooo:paragraph-rsid="0299bdea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28dd74b" officeooo:paragraph-rsid="028dd74b" style:font-weight-asian="bold" style:font-weight-complex="bold"/>
    </style:style>
    <style:style style:name="T1" style:family="text">
      <style:text-properties officeooo:rsid="0002a7c7"/>
    </style:style>
    <style:style style:name="T2" style:family="text">
      <style:text-properties fo:font-size="22pt" officeooo:rsid="0002a7c7" style:font-size-asian="22pt" style:font-size-complex="22pt"/>
    </style:style>
    <style:style style:name="T3" style:family="text">
      <style:text-properties style:font-name="Arial" fo:font-size="14pt" fo:font-style="normal" fo:font-weight="bold" officeooo:rsid="00377444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style:font-name="Arial" fo:font-size="14pt" fo:font-style="normal" fo:font-weight="bold" officeooo:rsid="0039eb1f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Arial"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Arial" fo:font-size="14pt" fo:font-style="normal" fo:font-weight="bold" officeooo:rsid="0236a43a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font-name="Arial" fo:font-size="14pt" fo:font-style="normal" fo:font-weight="bold" officeooo:rsid="027c23cc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style:font-name="Arial" fo:font-size="14pt" fo:font-style="normal" fo:font-weight="bold" officeooo:rsid="027d2b1b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Arial" fo:font-size="14pt" fo:font-style="normal" fo:font-weight="bold" officeooo:rsid="0289f11b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Arial" fo:font-size="14pt" fo:font-style="normal" fo:font-weight="bold" officeooo:rsid="0236a43a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Arial" fo:font-size="14pt" fo:font-style="normal" fo:font-weight="normal" officeooo:rsid="027c23c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font-name="Arial" fo:font-size="14pt" fo:font-style="normal" fo:font-weight="normal" officeooo:rsid="027d2b1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Arial" fo:font-size="14pt" fo:font-style="normal" fo:font-weight="normal" officeooo:rsid="02b7a3a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Arial" fo:font-size="14pt" fo:font-style="normal" fo:font-weight="normal" officeooo:rsid="02c960d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Arial" fo:font-size="14pt" fo:font-style="normal" officeooo:rsid="027d2b1b" fo:background-color="transparent" loext:char-shading-value="0" style:font-size-asian="14pt" style:font-style-asian="normal" style:font-size-complex="14pt" style:font-style-complex="normal"/>
    </style:style>
    <style:style style:name="T16" style:family="text">
      <style:text-properties style:font-name="Arial" fo:font-size="14pt" fo:font-style="normal" officeooo:rsid="0289f11b" fo:background-color="transparent" loext:char-shading-value="0" style:font-size-asian="14pt" style:font-style-asian="normal" style:font-size-complex="14pt" style:font-style-complex="normal"/>
    </style:style>
    <style:style style:name="T17" style:family="text">
      <style:text-properties style:font-name="Arial" fo:font-size="14pt" fo:font-style="normal" officeooo:rsid="001136e0" fo:background-color="transparent" loext:char-shading-value="0" style:font-size-asian="14pt" style:font-style-asian="normal" style:font-size-complex="14pt" style:font-style-complex="normal"/>
    </style:style>
    <style:style style:name="T18" style:family="text">
      <style:text-properties style:font-name="Arial" fo:font-size="14pt" fo:font-style="normal" officeooo:rsid="00fdf906" fo:background-color="transparent" loext:char-shading-value="0" style:font-size-asian="14pt" style:font-style-asian="normal" style:font-size-complex="14pt" style:font-style-complex="normal"/>
    </style:style>
    <style:style style:name="T19" style:family="text">
      <style:text-properties style:font-name="Arial" fo:font-size="14pt" fo:font-style="normal" officeooo:rsid="00917b7b" fo:background-color="transparent" loext:char-shading-value="0" style:font-size-asian="14pt" style:font-style-asian="normal" style:font-size-complex="14pt" style:font-style-complex="normal"/>
    </style:style>
    <style:style style:name="T20" style:family="text">
      <style:text-properties style:font-name="Arial" fo:font-size="14pt" fo:font-style="normal" officeooo:rsid="0299bdea" fo:background-color="transparent" loext:char-shading-value="0" style:font-size-asian="14pt" style:font-style-asian="normal" style:font-size-complex="14pt" style:font-style-complex="normal"/>
    </style:style>
    <style:style style:name="T21" style:family="text">
      <style:text-properties style:font-name="Arial" fo:font-size="14pt" fo:font-style="normal" officeooo:rsid="029d9681" fo:background-color="transparent" loext:char-shading-value="0" style:font-size-asian="14pt" style:font-style-asian="normal" style:font-size-complex="14pt" style:font-style-complex="normal"/>
    </style:style>
    <style:style style:name="T22" style:family="text">
      <style:text-properties style:font-name="Arial" fo:font-size="20pt" fo:font-style="normal" fo:font-weight="bold" officeooo:rsid="027d2b1b" fo:background-color="transparent" loext:char-shading-value="0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size="14pt" fo:font-style="normal" fo:font-weight="bold" officeooo:rsid="014597ca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style="normal" fo:font-weight="bold" officeooo:rsid="01e6a8e4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style="normal" fo:font-weight="bold" officeooo:rsid="000d6587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size="14pt" fo:font-style="normal" fo:font-weight="bold" officeooo:rsid="023416ac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4pt" fo:font-style="normal" fo:font-weight="bold" officeooo:rsid="023c862e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size="14pt" officeooo:rsid="01867b91" fo:background-color="transparent" loext:char-shading-value="0" style:font-size-asian="14pt" style:font-size-complex="14pt"/>
    </style:style>
    <style:style style:name="T29" style:family="text">
      <style:text-properties fo:font-size="14pt" officeooo:rsid="00917b7b" fo:background-color="transparent" loext:char-shading-value="0" style:font-size-asian="14pt" style:font-size-complex="14pt"/>
    </style:style>
    <style:style style:name="T30" style:family="text">
      <style:text-properties fo:font-size="14pt" officeooo:rsid="02401fb7" fo:background-color="transparent" loext:char-shading-value="0" style:font-size-asian="14pt" style:font-size-complex="14pt"/>
    </style:style>
    <style:style style:name="T31" style:family="text">
      <style:text-properties fo:font-size="14pt" officeooo:rsid="0095fc33" fo:background-color="transparent" loext:char-shading-value="0" style:font-size-asian="14pt" style:font-size-complex="14pt"/>
    </style:style>
    <style:style style:name="T32" style:family="text">
      <style:text-properties fo:font-size="14pt" officeooo:rsid="011f63ea" fo:background-color="transparent" loext:char-shading-value="0" style:font-size-asian="14pt" style:font-size-complex="14pt"/>
    </style:style>
    <style:style style:name="T33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236a43a" fo:background-color="transparent" loext:char-shading-value="0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23d0ec2" fo:background-color="transparent" loext:char-shading-value="0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25d7691" fo:background-color="transparent" loext:char-shading-value="0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2813058" fo:background-color="transparent" loext:char-shading-value="0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29d9681" fo:background-color="transparent" loext:char-shading-value="0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11f63ea" fo:background-color="transparent" loext:char-shading-value="0" style:font-size-asian="14pt" style:font-weight-asian="bold" style:font-size-complex="14pt" style:font-weight-complex="bold"/>
    </style:style>
    <style:style style:name="T40" style:family="text">
      <style:text-properties fo:font-size="14pt" fo:font-weight="bold" officeooo:rsid="0236a43a" fo:background-color="#ffff00" loext:char-shading-value="0" style:font-size-asian="14pt" style:font-weight-asian="bold" style:font-size-complex="14pt" style:font-weight-complex="bold"/>
    </style:style>
    <style:style style:name="T41" style:family="text">
      <style:text-properties fo:font-size="18pt" officeooo:rsid="00377444" style:font-size-asian="18pt" style:font-size-complex="18pt"/>
    </style:style>
    <style:style style:name="T42" style:family="text">
      <style:text-properties fo:font-size="18pt" officeooo:rsid="0002a7c7" style:font-size-asian="18pt" style:font-size-complex="18pt"/>
    </style:style>
    <style:style style:name="T43" style:family="text">
      <style:text-properties fo:font-size="18pt" fo:font-style="italic" fo:font-weight="normal" officeooo:rsid="02481736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254d6cb" style:font-weight-asian="normal" style:font-weight-complex="normal"/>
    </style:style>
    <style:style style:name="T46" style:family="text">
      <style:text-properties fo:font-weight="normal" officeooo:rsid="00377444" style:font-weight-asian="normal" style:font-weight-complex="normal"/>
    </style:style>
    <style:style style:name="T47" style:family="text">
      <style:text-properties fo:font-weight="normal" officeooo:rsid="0095fc33" style:font-weight-asian="normal" style:font-weight-complex="normal"/>
    </style:style>
    <style:style style:name="T48" style:family="text">
      <style:text-properties officeooo:rsid="02481736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24b2ff2"/>
    </style:style>
    <style:style style:name="T51" style:family="text">
      <style:text-properties fo:font-size="8pt" fo:font-weight="normal" officeooo:rsid="0254d6cb" style:font-size-asian="8pt" style:font-weight-asian="normal" style:font-size-complex="8pt" style:font-weight-complex="normal"/>
    </style:style>
    <style:style style:name="T52" style:family="text">
      <style:text-properties officeooo:rsid="023c862e"/>
    </style:style>
    <style:style style:name="T53" style:family="text">
      <style:text-properties style:font-name="Arial1" fo:language="en" fo:country="GB" fo:font-weight="bold"/>
    </style:style>
    <style:style style:name="T54" style:family="text">
      <style:text-properties style:font-name="Arial1" fo:language="en" fo:country="GB" fo:font-weight="bold" fo:background-color="#ffff00" loext:char-shading-value="0"/>
    </style:style>
    <style:style style:name="T55" style:family="text">
      <style:text-properties style:font-name="Arial1" fo:language="en" fo:country="GB" fo:font-weight="bold" officeooo:rsid="02813058"/>
    </style:style>
    <style:style style:name="T56" style:family="text">
      <style:text-properties fo:color="#000000" loext:opacity="100%" style:font-name="Arial" fo:font-size="14pt" fo:font-style="normal" fo:font-weight="normal" officeooo:rsid="0236a43a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7" style:family="text">
      <style:text-properties fo:color="#000000" loext:opacity="100%" style:font-name="Arial" fo:font-size="14pt" fo:font-style="normal" fo:font-weight="normal" officeooo:rsid="027c23c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8" style:family="text">
      <style:text-properties fo:color="#000000" loext:opacity="100%" style:font-name="Arial" fo:font-size="14pt" fo:font-style="normal" fo:font-weight="normal" officeooo:rsid="0281305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9" style:family="text">
      <style:text-properties fo:color="#000000" loext:opacity="100%" style:font-name="Arial" fo:font-size="14pt" fo:font-style="normal" fo:font-weight="normal" officeooo:rsid="02b04f05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0" style:family="text">
      <style:text-properties fo:color="#000000" loext:opacity="100%" style:font-name="Arial" fo:font-size="14pt" fo:font-style="normal" fo:font-weight="normal" officeooo:rsid="02c960d3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1" style:family="text">
      <style:text-properties officeooo:rsid="02813058"/>
    </style:style>
    <style:style style:name="T62" style:family="text">
      <style:text-properties fo:font-variant="normal" fo:text-transform="none" style:font-name="Arial1" fo:language="en" fo:country="GB"/>
    </style:style>
    <style:style style:name="T63" style:family="text">
      <style:text-properties fo:font-variant="normal" fo:text-transform="none" fo:font-size="14pt" fo:language="en" fo:country="GB" fo:font-style="normal" officeooo:rsid="00377444" style:font-size-asian="14pt" style:font-style-asian="normal" style:font-size-complex="14pt" style:font-style-complex="normal"/>
    </style:style>
    <style:style style:name="T64" style:family="text">
      <style:text-properties fo:font-variant="normal" fo:text-transform="none" fo:font-size="14pt" fo:language="en" fo:country="GB" fo:font-style="normal" fo:font-weight="normal" officeooo:rsid="00917b7b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font-size="14pt" fo:language="en" fo:country="GB" fo:font-style="normal" fo:font-weight="normal" officeooo:rsid="00377444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font-size="14pt" fo:language="en" fo:country="GB" fo:font-style="normal" fo:font-weight="normal" officeooo:rsid="0095fc33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font-size="14pt" fo:language="en" fo:country="GB" fo:font-style="normal" fo:font-weight="normal" officeooo:rsid="0127a2be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font-size="14pt" fo:language="en" fo:country="GB" fo:font-style="normal" fo:font-weight="normal" officeooo:rsid="029a379f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font-size="14pt" fo:language="en" fo:country="GB" fo:font-style="normal" fo:font-weight="normal" officeooo:rsid="00b07415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font-size="18pt" fo:language="en" fo:country="GB" fo:font-weight="normal" officeooo:rsid="00917b7b" style:font-size-asian="18pt" style:font-weight-asian="normal" style:font-size-complex="18pt" style:font-weight-complex="normal"/>
    </style:style>
    <style:style style:name="T71" style:family="text">
      <style:text-properties fo:font-variant="normal" fo:text-transform="none" fo:language="en" fo:country="GB" officeooo:rsid="029bd770"/>
    </style:style>
    <style:style style:name="T72" style:family="text">
      <style:text-properties fo:font-variant="normal" fo:text-transform="none" fo:language="en" fo:country="GB" officeooo:rsid="029bd770" fo:background-color="transparent" loext:char-shading-value="0"/>
    </style:style>
    <style:style style:name="T73" style:family="text">
      <style:text-properties fo:font-variant="normal" fo:text-transform="none" fo:language="en" fo:country="GB" officeooo:rsid="02caff6b"/>
    </style:style>
    <style:style style:name="T74" style:family="text">
      <style:text-properties fo:font-variant="normal" fo:text-transform="none" fo:language="en" fo:country="GB" officeooo:rsid="02e1148b"/>
    </style:style>
    <style:style style:name="T75" style:family="text">
      <style:text-properties fo:font-variant="normal" fo:text-transform="none" fo:language="en" fo:country="GB" officeooo:rsid="02e17e86"/>
    </style:style>
    <style:style style:name="T76" style:family="text">
      <style:text-properties fo:font-variant="normal" fo:text-transform="none" style:font-name="Arial" fo:font-size="12pt" fo:language="en" fo:country="GB" fo:font-weight="bold" officeooo:rsid="0099bb47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style:font-name="Arial" fo:font-size="12pt" fo:language="en" fo:country="GB" fo:font-weight="bold" officeooo:rsid="009b68d1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style:font-name="Arial" fo:font-size="12pt" fo:language="en" fo:country="GB" fo:font-weight="bold" officeooo:rsid="0074639b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style:font-name="Arial" fo:font-size="12pt" fo:language="en" fo:country="GB" fo:font-weight="bold" officeooo:rsid="0120c79e" style:font-size-asian="12pt" style:font-weight-asian="bold" style:font-size-complex="12pt" style:font-weight-complex="bold"/>
    </style:style>
    <style:style style:name="T80" style:family="text">
      <style:text-properties fo:font-variant="normal" fo:text-transform="none" style:font-name="Arial" fo:font-size="12pt" fo:language="en" fo:country="GB" fo:font-weight="bold" officeooo:rsid="00fa53db" style:font-size-asian="12pt" style:font-weight-asian="bold" style:font-size-complex="12pt" style:font-weight-complex="bold"/>
    </style:style>
    <style:style style:name="T81" style:family="text">
      <style:text-properties fo:font-variant="normal" fo:text-transform="none" style:font-name="Arial" fo:font-size="12pt" fo:language="en" fo:country="GB" fo:font-weight="bold" officeooo:rsid="009681e9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style:font-name="Arial" fo:font-size="12pt" fo:language="en" fo:country="GB" fo:font-weight="bold" officeooo:rsid="02c1cc4f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style:font-name="Arial" fo:font-size="12pt" fo:language="en" fo:country="GB" fo:font-weight="bold" officeooo:rsid="02c49d6a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style:font-name="Arial" fo:font-size="12pt" fo:language="en" fo:country="GB" fo:font-weight="bold" officeooo:rsid="02d0e058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style:font-name="Arial" fo:font-size="12pt" fo:language="en" fo:country="GB" fo:font-weight="bold" officeooo:rsid="02e9748b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style:font-name="Arial" fo:font-size="10pt" fo:language="en" fo:country="GB" officeooo:rsid="0120c79e" style:font-size-asian="10pt" style:font-size-complex="10pt"/>
    </style:style>
    <style:style style:name="T87" style:family="text">
      <style:text-properties fo:font-variant="normal" fo:text-transform="none" style:font-name="Arial" fo:font-size="10pt" fo:language="en" fo:country="GB" officeooo:rsid="015c7043" style:font-size-asian="10pt" style:font-size-complex="10pt"/>
    </style:style>
    <style:style style:name="T88" style:family="text">
      <style:text-properties fo:font-variant="normal" fo:text-transform="none" style:font-name="Arial" fo:font-size="10pt" fo:language="en" fo:country="GB" officeooo:rsid="029f0cfb" style:font-size-asian="10pt" style:font-size-complex="10pt"/>
    </style:style>
    <style:style style:name="T89" style:family="text">
      <style:text-properties fo:font-variant="normal" fo:text-transform="none" style:font-name="Arial" fo:font-size="10pt" fo:language="en" fo:country="GB" officeooo:rsid="02cbf340" style:font-size-asian="10pt" style:font-size-complex="10pt"/>
    </style:style>
    <style:style style:name="T90" style:family="text">
      <style:text-properties fo:font-variant="normal" fo:text-transform="none" style:font-name="Arial" fo:font-size="10pt" fo:language="en" fo:country="GB" officeooo:rsid="02cc7786" style:font-size-asian="10pt" style:font-size-complex="10pt"/>
    </style:style>
    <style:style style:name="T91" style:family="text">
      <style:text-properties fo:font-variant="normal" fo:text-transform="none" fo:font-size="9pt" fo:language="en" fo:country="GB" officeooo:rsid="029bd770" style:font-size-asian="9pt" style:font-size-complex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Hamelin et al., 2023 project <text:span text:style-name="T1">data: Generating Strand-Specific Coverage Tracks Using R on</text:span><text:span text:style-name="T41"> ALICE HPC.</text:span><text:span text:style-name="T42"><text:line-break/></text:span><text:span text:style-name="T2">By: Bashar Al-Smadi</text:span></text:p>
      <text:p text:style-name="P25"/>
      <text:p text:style-name="P31"><text:span text:style-name="T5">1</text:span><text:span text:style-name="T3">. Go into your Scratch directory </text:span><text:span text:style-name="T4">by :</text:span></text:p>
      <text:p text:style-name="P19">cd $SCRATCHDIR</text:p>
      <text:p text:style-name="P19"/>
      <text:p text:style-name="P19"><text:span text:style-name="T24">2</text:span><text:span text:style-name="T25">. </text:span><text:span text:style-name="T23">Check if </text:span><text:span text:style-name="T26">samtools</text:span><text:span text:style-name="T23"> is finished successfully </text:span><text:span text:style-name="T27">and BAM file are alright.</text:span></text:p>
      <text:p text:style-name="P12"/>
      <text:p text:style-name="P34"><text:span text:style-name="T55">3</text:span><text:span text:style-name="T53">. Create a new directory for the coverage tracks and read counts:</text:span></text:p>
      <text:section text:style-name="Sect1" text:name="WACViewPanel_ClipboardElement">
        <text:p text:style-name="P36">mkdir -p STAR_alignment/coverage_tracks</text:p>
      </text:section>
      <text:p text:style-name="P12"/>
      <text:p text:style-name="P4"><text:span text:style-name="T61">4</text:span>. <text:span text:style-name="T52"><text:s/>Open R :<text:line-break/></text:span><text:span text:style-name="T43">module load R/4.3.1</text:span></text:p>
      <text:p text:style-name="P5"/>
      <text:p text:style-name="P6">then:</text:p>
      <text:p text:style-name="P6"/>
      <text:p text:style-name="P20"><text:span text:style-name="T48">rstudio</text:span><text:line-break/></text:p>
      <text:p text:style-name="P3"><text:span text:style-name="T61">5</text:span><text:span text:style-name="T48">.</text:span> <text:span text:style-name="T49">Inside R:</text:span> Save the new R script by clicking on "File" &gt; "Save As". <text:s/><text:span text:style-name="T50">Give it a name</text:span>, "coverage_tracks_read_counts.R". Make sure to save the script in the same directory as your STAR_alignment folder <text:span text:style-name="T45">(press on / and go manually to scratch then alice then “first letter of your username” folder then “your username” folder then <text:s/></text:span><text:span text:style-name="T44">STAR_alignment folder</text:span><text:span text:style-name="T45">)<text:line-break/></text:span><text:span text:style-name="T51">I know it’s annoying but that’s typical R &gt;:)</text:span></text:p>
      <text:p text:style-name="P2"/>
      <text:p text:style-name="P10">it is important to put it in the right folder.</text:p>
      <text:p text:style-name="P1"/>
      <text:p text:style-name="P1"/>
      <text:p text:style-name="P33"><text:span text:style-name="T55">6</text:span><text:span text:style-name="T53">. </text:span><text:span text:style-name="T54">Inside R:</text:span> <text:span text:style-name="T53">setting the working directory: by click on "Session" &gt; "Set working Directory" &gt; “to source file location”.</text:span></text:p>
      <text:p text:style-name="P7"/>
      <text:p text:style-name="P9"/>
      <text:p text:style-name="P9"/>
      <text:p text:style-name="P16"><text:span text:style-name="T37">7</text:span><text:span text:style-name="T36">.</text:span><text:span text:style-name="T35"> </text:span><text:span text:style-name="T40">Inside R:</text:span><text:span text:style-name="T34"> </text:span><text:span text:style-name="T35">Copy and paste the following code into your new R script:</text:span></text:p>
      <text:p text:style-name="P7"/>
      <text:p text:style-name="P8"/>
      <text:p text:style-name="P8"/>
      <text:p text:style-name="P17"><text:span text:style-name="T35">S</text:span><text:span text:style-name="T33">cript is in the next page</text:span></text:p>
      <text:p text:style-name="P8"/>
      <text:p text:style-name="P15"><text:soft-page-break/><text:span text:style-name="T30">R</text:span><text:span text:style-name="T29"> script:</text:span><text:span text:style-name="T28"><text:line-break/>```</text:span></text:p>
      <text:p text:style-name="P26"># Install required packages (run this only once)</text:p>
      <text:p text:style-name="P26">if (!requireNamespace("BiocManager", quietly = TRUE))</text:p>
      <text:p text:style-name="P26"><text:s text:c="2"/>install.packages("BiocManager")</text:p>
      <text:p text:style-name="P26"/>
      <text:p text:style-name="P26">BiocManager::install(c("bamsignals", "rtracklayer", "Rsubread", "GenomicRanges", "Rsamtools"))</text:p>
      <text:p text:style-name="P26"/>
      <text:p text:style-name="P26"># Load required packages</text:p>
      <text:p text:style-name="P26">library(bamsignals)</text:p>
      <text:p text:style-name="P26">library(rtracklayer)</text:p>
      <text:p text:style-name="P26">library(Rsubread)</text:p>
      <text:p text:style-name="P26">library(GenomicRanges)</text:p>
      <text:p text:style-name="P26">library(Rsamtools)</text:p>
      <text:p text:style-name="P28">```</text:p>
      <text:p text:style-name="P32"><text:span text:style-name="T11">You </text:span><text:span text:style-name="T14">must</text:span><text:span text:style-name="T11"> run the script in R (by pressing ctrl+Enter each line of the code). </text:span><text:span text:style-name="Source_20_Text"><text:span text:style-name="T57">I want you to ONLY install the packages in rstudio </text:span></text:span><text:span text:style-name="Source_20_Text"><text:span text:style-name="T59">((</text:span></text:span><text:span text:style-name="Source_20_Text"><text:span text:style-name="T57">why? Because</text:span></text:span><text:span text:style-name="Source_20_Text"><text:span text:style-name="T56"> first time you try to </text:span></text:span><text:span text:style-name="Source_20_Text"><text:span text:style-name="T57">install packages</text:span></text:span><text:span text:style-name="Source_20_Text"><text:span text:style-name="T56"> this you will be prompted to create a personal library</text:span></text:span><text:span text:style-name="Source_20_Text"><text:span text:style-name="T59">))</text:span></text:span><text:span text:style-name="Source_20_Text"><text:span text:style-name="T57"> <text:s/>and then </text:span></text:span><text:span text:style-name="Source_20_Text"><text:span text:style-name="T56">we will </text:span></text:span><text:span text:style-name="Source_20_Text"><text:span text:style-name="T58">submit </text:span></text:span><text:span text:style-name="Source_20_Text"><text:span text:style-name="T60">the whole script</text:span></text:span><text:span text:style-name="Source_20_Text"><text:span text:style-name="T56"> it </text:span></text:span><text:span text:style-name="Source_20_Text"><text:span text:style-name="T59">to ALICE</text:span></text:span><text:span text:style-name="Source_20_Text"><text:span text:style-name="T56"> instead of </text:span></text:span><text:span text:style-name="Source_20_Text"><text:span text:style-name="T59">doing it locally in</text:span></text:span><text:span text:style-name="Source_20_Text"><text:span text:style-name="T56"> rstudio.</text:span></text:span><text:span text:style-name="T6"><text:line-break/><text:line-break/></text:span><text:span text:style-name="T9">8</text:span><text:span text:style-name="T7">. </text:span><text:span text:style-name="T10">Inside R: </text:span><text:span text:style-name="T8">run the first codes to install the packages </text:span><text:span text:style-name="T12">by pressing Ctrl+enter for the </text:span><text:span text:style-name="T14">whole</text:span><text:span text:style-name="T12"> script. The first time you try to do this you will be prompted to create a personal library, enter </text:span><text:span text:style-name="T22">yes</text:span><text:span text:style-name="T12">. </text:span><text:span text:style-name="T13">Exit after that...</text:span></text:p>
      <text:p text:style-name="P13"/>
      <text:p text:style-name="P38"><text:span text:style-name="T16">9</text:span><text:span text:style-name="T15">. </text:span><text:span text:style-name="T17">Create a </text:span><text:span text:style-name="T18">bash</text:span><text:span text:style-name="T17"> Script </text:span><text:span text:style-name="T19">to submit </text:span><text:span text:style-name="T21">R </text:span><text:span text:style-name="T18">jobs to alice</text:span><text:span text:style-name="T20">:</text:span></text:p>
      <text:p text:style-name="P39">first:</text:p>
      <text:p text:style-name="P21">cd $SCRATCHDIR/<text:span text:style-name="T62">STAR_alignment</text:span></text:p>
      <text:p text:style-name="P37"/>
      <text:p text:style-name="P18"><text:span text:style-name="T62">then </text:span><text:span text:style-name="T64">open the </text:span><text:span text:style-name="T65">file explorer </text:span><text:span text:style-name="T64">(</text:span><text:span text:style-name="T70">xdg-open . &amp;</text:span><text:span text:style-name="T65">) just right click on the file explorer to your </text:span><text:span text:style-name="T64">STAR_alignment</text:span><text:span text:style-name="T65"> directory and create a new file in the name of ‘</text:span><text:span text:style-name="T63">submit_coverage_analysis.sh</text:span><text:span text:style-name="T65">’ open it and copy the following script</text:span><text:span text:style-name="T66"> </text:span><text:span text:style-name="T65">into your editor. </text:span><text:span text:style-name="T64">Edit the mail user and change it from my </text:span><text:span text:style-name="T67">USERNAME</text:span><text:span text:style-name="T64"> to yours.</text:span><text:span text:style-name="T65"> And then save it. </text:span></text:p>
      <text:p text:style-name="P18"><text:span text:style-name="T65"><text:line-break/></text:span><text:span text:style-name="T68">``` Bash Script <text:s text:c="2"/></text:span><text:span text:style-name="T69">(don’t forget to change the email)</text:span></text:p>
      <text:p text:style-name="P35">#!/bin/bash</text:p>
      <text:p text:style-name="P35"/>
      <text:p text:style-name="P35"># Define directories</text:p>
      <text:p text:style-name="P35">BAM_DIR="$(pwd)/bam_files"</text:p>
      <text:p text:style-name="P35">COVERAGE_DIR="$(pwd)/coverage_tracks"</text:p>
      <text:p text:style-name="P35">COUNTS_DIR="$(pwd)/read_counts"</text:p>
      <text:p text:style-name="P35"/>
      <text:p text:style-name="P35"># Get list of sorted BAM files</text:p>
      <text:p text:style-name="P35">BAM_FILES=($BAM_DIR/*sorted.bam)</text:p>
      <text:p text:style-name="P35"/>
      <text:p text:style-name="P35"># Define the number of jobs to create</text:p>
      <text:p text:style-name="P35">TOTAL_FILES=${#BAM_FILES[@]}</text:p>
      <text:p text:style-name="P35">FILES_PER_JOB=$((TOTAL_FILES / 80))</text:p>
      <text:p text:style-name="P35">COUNTER=0</text:p>
      <text:p text:style-name="P35">JOB_NUMBER=1</text:p>
      <text:p text:style-name="P35"/>
      <text:p text:style-name="P35"><text:soft-page-break/># Create separate folders for job outputs to keep things organized</text:p>
      <text:p text:style-name="P35">mkdir -p $(pwd)/coverage_analysis_jobs</text:p>
      <text:p text:style-name="P35"/>
      <text:p text:style-name="P35"># Generate job scripts for each subset of BAM files</text:p>
      <text:p text:style-name="P35">for ((i=0; i&lt;TOTAL_FILES; i+=FILES_PER_JOB)); do</text:p>
      <text:p text:style-name="P35"><text:s text:c="4"/># Define a batch script for each subset</text:p>
      <text:p text:style-name="P35"><text:s text:c="4"/>BATCH_SCRIPT=$(pwd)/coverage_analysis_jobs/coverage_job_$JOB_NUMBER.sbatch</text:p>
      <text:p text:style-name="P35"><text:s text:c="4"/></text:p>
      <text:p text:style-name="P35"><text:s text:c="4"/># Generate the script</text:p>
      <text:p text:style-name="P35"><text:s text:c="4"/>echo "#!/bin/bash" &gt; $BATCH_SCRIPT</text:p>
      <text:p text:style-name="P35"><text:s text:c="4"/>echo "#SBATCH --job-name=coverage_analysis_$JOB_NUMBER" &gt;&gt; $BATCH_SCRIPT</text:p>
      <text:p text:style-name="P35"><text:s text:c="4"/>echo "#SBATCH --cpus-per-task=10" &gt;&gt; $BATCH_SCRIPT</text:p>
      <text:p text:style-name="P35"><text:s text:c="4"/>echo "#SBATCH --mem=200G" &gt;&gt; $BATCH_SCRIPT</text:p>
      <text:p text:style-name="P30"><text:span text:style-name="T71"><text:s text:c="4"/>echo "#SBATCH --time=</text:span><text:span text:style-name="T75">5</text:span><text:span text:style-name="T71">:00:00" &gt;&gt; $BATCH_SCRIPT</text:span></text:p>
      <text:p text:style-name="P35"><text:s text:c="4"/>echo "#SBATCH --output=$(pwd)/coverage_analysis_jobs/coverage_$JOB_NUMBER_%j.out" &gt;&gt; $BATCH_SCRIPT</text:p>
      <text:p text:style-name="P35"><text:s text:c="4"/>echo "#SBATCH --error=$(pwd)/coverage_analysis_jobs/coverage_$JOB_NUMBER_%j.err" &gt;&gt; $BATCH_SCRIPT</text:p>
      <text:p text:style-name="P30"><text:span text:style-name="T71"><text:s text:c="4"/>echo "#SBATCH –mail-type=</text:span><text:span text:style-name="T74">END,</text:span><text:span text:style-name="T71">FAIL" &gt;&gt; $BATCH_SCRIPT</text:span></text:p>
      <text:p text:style-name="P30"><text:span text:style-name="T71"><text:s text:c="4"/>echo "#SBATCH --mail-user=</text:span><text:span text:style-name="T73">USERNAME</text:span><text:span text:style-name="T71">@student.le.ac.uk" &gt;&gt; $BATCH_SCRIPT</text:span></text:p>
      <text:p text:style-name="P35"><text:s text:c="4"/>echo "#SBATCH --export=NONE" &gt;&gt; $BATCH_SCRIPT</text:p>
      <text:p text:style-name="P35"><text:s text:c="4"/>echo "" &gt;&gt; $BATCH_SCRIPT</text:p>
      <text:p text:style-name="P35"><text:s text:c="4"/>echo "module load R/4.3.1" &gt;&gt; $BATCH_SCRIPT</text:p>
      <text:p text:style-name="P35"><text:s text:c="4"/>echo "" &gt;&gt; $BATCH_SCRIPT</text:p>
      <text:p text:style-name="P35"><text:s text:c="4"/></text:p>
      <text:p text:style-name="P35"><text:s text:c="4"/>echo "R --vanilla &lt;&lt;EOF" &gt;&gt; $BATCH_SCRIPT</text:p>
      <text:p text:style-name="P35"><text:s text:c="4"/>echo "# Load required packages" &gt;&gt; $BATCH_SCRIPT</text:p>
      <text:p text:style-name="P35"><text:s text:c="4"/>echo "library(bamsignals)" &gt;&gt; $BATCH_SCRIPT</text:p>
      <text:p text:style-name="P35"><text:s text:c="4"/>echo "library(rtracklayer)" &gt;&gt; $BATCH_SCRIPT</text:p>
      <text:p text:style-name="P35"><text:s text:c="4"/>echo "library(Rsubread)" &gt;&gt; $BATCH_SCRIPT</text:p>
      <text:p text:style-name="P35"><text:s text:c="4"/>echo "library(GenomicRanges)" &gt;&gt; $BATCH_SCRIPT</text:p>
      <text:p text:style-name="P35"><text:s text:c="4"/>echo "library(Rsamtools)" &gt;&gt; $BATCH_SCRIPT</text:p>
      <text:p text:style-name="P35"><text:s text:c="4"/>echo "" &gt;&gt; $BATCH_SCRIPT</text:p>
      <text:p text:style-name="P35"><text:s text:c="4"/></text:p>
      <text:p text:style-name="P35"><text:s text:c="4"/>for ((j=i; j&lt;i+FILES_PER_JOB &amp;&amp; j&lt;TOTAL_FILES; j++)); do</text:p>
      <text:p text:style-name="P35"><text:s text:c="8"/>bam=${BAM_FILES[j]}</text:p>
      <text:p text:style-name="P35"><text:s text:c="8"/>sample=$(basename $bam _sorted.bam)</text:p>
      <text:p text:style-name="P35"><text:s text:c="8"/></text:p>
      <text:p text:style-name="P35"><text:s text:c="8"/>echo "# Process sample: $sample" &gt;&gt; $BATCH_SCRIPT</text:p>
      <text:p text:style-name="P35"><text:s text:c="8"/>echo "bam &lt;- \"$bam\"" &gt;&gt; $BATCH_SCRIPT</text:p>
      <text:p text:style-name="P35"><text:s text:c="8"/>echo "sample &lt;- sub(\"_sorted.bam\", \"\", basename(bam))" &gt;&gt; $BATCH_SCRIPT</text:p>
      <text:p text:style-name="P35"><text:s text:c="8"/>echo "" &gt;&gt; $BATCH_SCRIPT</text:p>
      <text:p text:style-name="P35"><text:s text:c="8"/>echo "# Extract sequence information from BAM header" &gt;&gt; $BATCH_SCRIPT</text:p>
      <text:p text:style-name="P35"><text:s text:c="8"/>echo "seq_info &lt;- seqinfo(BamFile(bam))" &gt;&gt; $BATCH_SCRIPT</text:p>
      <text:p text:style-name="P35"><text:s text:c="8"/>echo "" &gt;&gt; $BATCH_SCRIPT</text:p>
      <text:p text:style-name="P35"><text:s text:c="8"/>echo "# Define the genome tiles" &gt;&gt; $BATCH_SCRIPT</text:p>
      <text:p text:style-name="P35"><text:s text:c="8"/>echo "tiles &lt;- tileGenome(seq_info, tilewidth = 20, cut.last.tile.in.chrom = TRUE)" &gt;&gt; $BATCH_SCRIPT</text:p>
      <text:p text:style-name="P35"><text:s text:c="8"/>echo "" &gt;&gt; $BATCH_SCRIPT</text:p>
      <text:p text:style-name="P35"><text:s text:c="8"/>echo "# Count 5' ends in 20bp windows" &gt;&gt; $BATCH_SCRIPT</text:p>
      <text:p text:style-name="P35"><text:s text:c="8"/>echo "cov &lt;- bamCount(bam, tiles, shift = 0, ss = TRUE)" &gt;&gt; $BATCH_SCRIPT</text:p>
      <text:p text:style-name="P35"><text:s text:c="8"/>echo "" &gt;&gt; $BATCH_SCRIPT</text:p>
      <text:p text:style-name="P35"><text:s text:c="8"/>echo "# Convert coverage counts to GRanges objects" &gt;&gt; $BATCH_SCRIPT</text:p>
      <text:p text:style-name="P35"><text:s text:c="8"/>echo "cov_fwd &lt;- tiles" &gt;&gt; $BATCH_SCRIPT</text:p>
      <text:p text:style-name="P35"><text:s text:c="8"/>echo "score(cov_fwd) &lt;- cov[\"sense\", ]" &gt;&gt; $BATCH_SCRIPT</text:p>
      <text:p text:style-name="P35"><text:s text:c="8"/>echo "strand(cov_fwd) &lt;- \"+\"" &gt;&gt; $BATCH_SCRIPT</text:p>
      <text:p text:style-name="P35"><text:s text:c="8"/>echo "" &gt;&gt; $BATCH_SCRIPT</text:p>
      <text:p text:style-name="P35"><text:s text:c="8"/>echo "cov_rev &lt;- tiles" &gt;&gt; $BATCH_SCRIPT</text:p>
      <text:p text:style-name="P35"><text:s text:c="8"/>echo "score(cov_rev) &lt;- cov[\"antisense\", ]" &gt;&gt; $BATCH_SCRIPT</text:p>
      <text:p text:style-name="P35"><text:s text:c="8"/>echo "strand(cov_rev) &lt;- \"-\"" &gt;&gt; $BATCH_SCRIPT</text:p>
      <text:p text:style-name="P35"><text:s text:c="8"/>echo "" &gt;&gt; $BATCH_SCRIPT</text:p>
      <text:p text:style-name="P35"><text:s text:c="8"/>echo "# Write bigWig files" &gt;&gt; $BATCH_SCRIPT</text:p>
      <text:p text:style-name="P35"><text:s text:c="8"/>echo "export.bw(cov_fwd, file.path(\"$COVERAGE_DIR\", paste0(sample, \"_fwd.bw\")))" &gt;&gt; $BATCH_SCRIPT</text:p>
      <text:p text:style-name="P35"><text:s text:c="8"/>echo "export.bw(cov_rev, file.path(\"$COVERAGE_DIR\", paste0(sample, \"_rev.bw\")))" &gt;&gt; $BATCH_SCRIPT</text:p>
      <text:p text:style-name="P35"><text:s text:c="8"/>echo "" &gt;&gt; $BATCH_SCRIPT</text:p>
      <text:p text:style-name="P35"><text:s text:c="4"/>done</text:p>
      <text:p text:style-name="P35"><text:s text:c="4"/></text:p>
      <text:p text:style-name="P35"><text:s text:c="4"/>echo "EOF" &gt;&gt; $BATCH_SCRIPT</text:p>
      <text:p text:style-name="P35"><text:s text:c="4"/></text:p>
      <text:p text:style-name="P35"><text:s text:c="4"/>chmod +x $BATCH_SCRIPT</text:p>
      <text:p text:style-name="P35"><text:s text:c="4"/></text:p>
      <text:p text:style-name="P35"><text:s text:c="4"/># Increment the job number</text:p>
      <text:p text:style-name="P35"><text:s text:c="4"/>((JOB_NUMBER++))</text:p>
      <text:p text:style-name="P35"><text:soft-page-break/>done</text:p>
      <text:p text:style-name="P35"/>
      <text:p text:style-name="P35"># Submit all jobs in order</text:p>
      <text:p text:style-name="P35">for script in $(ls -v $(pwd)/coverage_analysis_jobs/*.sbatch); do</text:p>
      <text:p text:style-name="P35"><text:s text:c="4"/>sbatch $script</text:p>
      <text:p text:style-name="P27"><text:span text:style-name="T91">done</text:span><text:span text:style-name="T71"><text:line-break/></text:span><text:span text:style-name="T72">```</text:span><text:span text:style-name="T38"><text:line-break/><text:line-break/>10. </text:span><text:span text:style-name="T39">Running the script: </text:span><text:span text:style-name="T31">go back to the terminal (press ctrl+c to exit the file explorer in the terminal) and to </text:span><text:span text:style-name="T32">run the bash script </text:span></text:p>
      <text:p text:style-name="P24"><text:line-break/>bash submit_coverage_analysis.sh</text:p>
      <text:p text:style-name="P22"/>
      <text:p text:style-name="P11"><text:span text:style-name="T46">g</text:span><text:span text:style-name="T44">ive it a minute. </text:span><text:span text:style-name="T47">to see your submitted job and check if it is there run:</text:span></text:p>
      <text:p text:style-name="P23"><text:line-break/>squeue –me<text:line-break/></text:p>
      <text:p text:style-name="P14"><text:span text:style-name="Source_20_Text"><text:span text:style-name="T82">IF</text:span></text:span><text:span text:style-name="Source_20_Text"><text:span text:style-name="T76"> </text:span></text:span><text:span text:style-name="Source_20_Text"><text:span text:style-name="T77">EVERYTHING IS GOOD, Y</text:span></text:span><text:span text:style-name="Source_20_Text"><text:span text:style-name="T78">OU </text:span></text:span><text:span text:style-name="Source_20_Text"><text:span text:style-name="T79">CAN NOW</text:span></text:span><text:span text:style-name="Source_20_Text"><text:span text:style-name="T78"> EXIT ALICE </text:span></text:span><text:span text:style-name="Source_20_Text"><text:span text:style-name="T80">OR</text:span></text:span><text:span text:style-name="Source_20_Text"><text:span text:style-name="T78"> SHUTDOWN YOUR COMPUTER AND </text:span></text:span><text:span text:style-name="Source_20_Text"><text:span text:style-name="T81">WAIT FOR THE EMAIL</text:span></text:span><text:span text:style-name="Source_20_Text"><text:span text:style-name="T83">S </text:span></text:span><text:span text:style-name="Source_20_Text"><text:span text:style-name="T84">TO SUBMIT MORE JOBS </text:span></text:span><text:span text:style-name="Source_20_Text"><text:span text:style-name="T85">MANUALLY </text:span></text:span><text:span text:style-name="Source_20_Text"><text:span text:style-name="T86">(YOU WILL BE EMAILED </text:span></text:span><text:span text:style-name="Source_20_Text"><text:span text:style-name="T89">81</text:span></text:span><text:span text:style-name="Source_20_Text"><text:span text:style-name="T86"> EMAILS </text:span></text:span><text:span text:style-name="Source_20_Text"><text:span text:style-name="T87">IN TOTAL TO TELL YOU </text:span></text:span><text:span text:style-name="Source_20_Text"><text:span text:style-name="T86">IF </text:span></text:span><text:span text:style-name="Source_20_Text"><text:span text:style-name="T88">JOB</text:span></text:span><text:span text:style-name="Source_20_Text"><text:span text:style-name="T86"> </text:span></text:span><text:span text:style-name="Source_20_Text"><text:span text:style-name="T89">ENDED</text:span></text:span><text:span text:style-name="Source_20_Text"><text:span text:style-name="T88"> </text:span></text:span><text:span text:style-name="Source_20_Text"><text:span text:style-name="T86">OR IF IT HAS ERRORS, </text:span></text:span><text:span text:style-name="Source_20_Text"><text:span text:style-name="T90">BUT YOU CAN CHANGE EMAIL SETTINGS</text:span></text:span><text:span text:style-name="Source_20_Text"><text:span text:style-name="T86">)</text:span></text:span><text:span text:style-name="Source_20_Text"><text:span text:style-name="T7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, Arial_EmbeddedFont, Arial_MSFontService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04:37.755473293</meta:creation-date>
    <meta:generator>LibreOffice/7.3.7.2$Linux_X86_64 LibreOffice_project/30$Build-2</meta:generator>
    <dc:date>2024-04-04T10:58:59.890646363</dc:date>
    <meta:editing-duration>PT18H55M37S</meta:editing-duration>
    <meta:editing-cycles>210</meta:editing-cycles>
    <meta:document-statistic meta:table-count="0" meta:image-count="0" meta:object-count="0" meta:page-count="4" meta:paragraph-count="122" meta:word-count="886" meta:character-count="6632" meta:non-whitespace-character-count="5473"/>
  </office:meta>
</office:document-meta>
</file>